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3067c" officeooo:paragraph-rsid="0033067c"/>
    </style:style>
    <style:style style:name="P2" style:family="paragraph" style:parent-style-name="Text_20_body">
      <style:text-properties style:use-window-font-color="true" loext:opacity="0%" officeooo:rsid="00318d08" officeooo:paragraph-rsid="00318d08"/>
    </style:style>
    <style:style style:name="P3" style:family="paragraph" style:parent-style-name="Text_20_body">
      <style:text-properties style:use-window-font-color="true" loext:opacity="0%" officeooo:rsid="0033067c" officeooo:paragraph-rsid="0033067c"/>
    </style:style>
    <style:style style:name="P4" style:family="paragraph" style:parent-style-name="Text_20_body">
      <style:text-properties officeooo:paragraph-rsid="0033067c"/>
    </style:style>
    <style:style style:name="P5" style:family="paragraph" style:parent-style-name="Text_20_body">
      <style:text-properties fo:color="#0000ff" loext:opacity="100%" officeooo:rsid="00318d08" officeooo:paragraph-rsid="00318d08"/>
    </style:style>
    <style:style style:name="P6" style:family="paragraph" style:parent-style-name="Text_20_body">
      <style:text-properties fo:color="#00ff00" loext:opacity="100%" officeooo:rsid="00318d08" officeooo:paragraph-rsid="0037d53b"/>
    </style:style>
    <style:style style:name="P7" style:family="paragraph" style:parent-style-name="Heading_20_1">
      <style:text-properties fo:color="#ff0000" loext:opacity="100%" officeooo:rsid="00318d08" officeooo:paragraph-rsid="00318d08"/>
    </style:style>
    <style:style style:name="P8" style:family="paragraph" style:parent-style-name="Heading_20_1">
      <style:text-properties officeooo:rsid="0033067c" officeooo:paragraph-rsid="0033067c"/>
    </style:style>
    <style:style style:name="P9" style:family="paragraph" style:parent-style-name="Heading_20_2">
      <style:text-properties officeooo:rsid="0033067c" officeooo:paragraph-rsid="0033067c"/>
    </style:style>
    <style:style style:name="P10" style:family="paragraph" style:parent-style-name="Heading_20_2">
      <style:text-properties officeooo:rsid="0033067c" officeooo:paragraph-rsid="0037d53b"/>
    </style:style>
    <style:style style:name="P11" style:family="paragraph" style:parent-style-name="Heading_20_2">
      <style:text-properties officeooo:rsid="0037d53b" officeooo:paragraph-rsid="0037d53b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background-color="#ffff00" loext:char-shading-value="0"/>
    </style:style>
    <style:style style:name="T3" style:family="text">
      <style:text-properties fo:color="#ff0000" loext:opacity="100%" officeooo:rsid="0033067c"/>
    </style:style>
    <style:style style:name="T4" style:family="text">
      <style:text-properties fo:color="#00ff00" loext:opacity="100%"/>
    </style:style>
    <style:style style:name="T5" style:family="text">
      <style:text-properties fo:color="#00ff00" loext:opacity="100%" fo:background-color="#ffff00" loext:char-shading-value="0"/>
    </style:style>
    <style:style style:name="T6" style:family="text">
      <style:text-properties officeooo:rsid="0033067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background-color="#ffff00" loext:char-shading-value="0"/>
    </style:style>
    <style:style style:name="T11" style:family="text">
      <style:text-properties fo:color="#0000ff" loext:opacity="100%"/>
    </style:style>
    <style:style style:name="T12" style:family="text">
      <style:text-properties fo:color="#0000ff" loext:opacity="100%" officeooo:rsid="0033067c"/>
    </style:style>
    <style:style style:name="T13" style:family="text">
      <style:text-properties fo:color="#0000ff" loext:opacity="100%" fo:background-color="#ffff00" loext:char-shading-value="0"/>
    </style:style>
    <style:style style:name="T14" style:family="text">
      <style:text-properties fo:color="#0000ff" loext:opacity="100%" officeooo:rsid="0037d53b"/>
    </style:style>
    <style:style style:name="T15" style:family="text">
      <style:text-properties fo:color="#ffff00" loext:opacity="100%"/>
    </style:style>
    <style:style style:name="T16" style:family="text">
      <style:text-properties officeooo:rsid="003a96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olor in Text and Headings</text:h>
      <text:h text:style-name="P9" text:outline-level="2">HorizontalLine </text:h>
      <text:p text:style-name="P2">This chapter is for testing <text:span text:style-name="T6">text </text:span>color <text:span text:style-name="T6">extractions</text:span> of the parser</text:p>
      <text:p text:style-name="P5">Paragraph text is blue</text:p>
      <text:h text:style-name="P10" text:outline-level="2">HorizontalBox</text:h>
      <text:p text:style-name="P6">This Textline is completely <text:span text:style-name="T6">colored</text:span> but is just a long text so therefore the box returned by the parser contains more than one line with the same color for each line <text:span text:style-name="T6">so the box itself should return the color information.HorizontalBox</text:span></text:p>
      <text:h text:style-name="P11" text:outline-level="2">Uncolor<text:span text:style-name="T16">e</text:span>dHorizontalbox</text:h>
      <text:p text:style-name="P6"><text:span text:style-name="T6">This Textline is completely colored but is just a long text so therefore the box returned by the parser </text:span><text:span text:style-name="T12">contains more than one line with </text:span><text:span text:style-name="T14">different</text:span><text:span text:style-name="T12"> color for each line so the box itself should return the color</text:span><text:span text:style-name="T6"> </text:span><text:span text:style-name="T3">information.</text:span></text:p>
      <text:h text:style-name="Heading_20_2" text:outline-level="2">Words</text:h>
      <text:p text:style-name="P2">This line <text:span text:style-name="T11">has</text:span> no <text:span text:style-name="T4">color</text:span> cause line color <text:span text:style-name="T1">changes</text:span> in the words, <text:span text:style-name="T6">but the </text:span><text:span text:style-name="T12">words</text:span><text:span text:style-name="T6"> still have</text:span></text:p>
      <text:p text:style-name="P2">This w<text:span text:style-name="T11">o</text:span>rds have no col<text:span text:style-name="T4">o</text:span>r cause not all chara<text:span text:style-name="T15">c</text:span>ters have the same color.</text:p>
      <text:p text:style-name="P3"><text:span text:style-name="T10">These</text:span> <text:span text:style-name="T5">words</text:span> <text:span text:style-name="T10">are</text:span> <text:span text:style-name="T13">printed</text:span> <text:span text:style-name="T10">in</text:span> <text:span text:style-name="T10">colors</text:span> <text:span text:style-name="T5">but</text:span> <text:span text:style-name="T10">with</text:span> <text:span text:style-name="T10">yellow</text:span> <text:span text:style-name="T2">background</text:span></text:p>
      <text:h text:style-name="P8" text:outline-level="1">Styled Text</text:h>
      <text:p text:style-name="P1">This is printed in <text:span text:style-name="T7">bold</text:span> text format.</text:p>
      <text:p text:style-name="P1">This is printed in <text:span text:style-name="T8">italic</text:span> text format.</text:p>
      <text:p text:style-name="P1">This is printed in <text:span text:style-name="T9">underline</text:span> text format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false" text:line-number="0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text:number-lines="false" text:line-number="0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9T11:22:21.430090824</meta:creation-date>
    <dc:date>2024-02-19T18:23:10.951761408</dc:date>
    <meta:editing-duration>PT7H3M15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72" meta:character-count="989" meta:non-whitespace-character-count="826"/>
  </office:meta>
</office:document-meta>
</file>